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9cm" fo:min-width="9.74cm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45cm" fo:min-width="9.74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104cm" fo:min-width="0cm"/>
    </style:style>
    <style:style style:name="gr4" style:family="graphic" style:parent-style-name="measure">
      <style:graphic-properties draw:textarea-vertical-align="middle" draw:line-distance="1.049cm" draw:placing="below"/>
    </style:style>
    <style:style style:name="gr5" style:family="graphic" style:parent-style-name="measure">
      <style:graphic-properties draw:textarea-vertical-align="middle" draw:line-distance="1.72cm" draw:placing="above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8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measure">
      <style:graphic-properties draw:textarea-vertical-align="middle" draw:line-distance="1.36cm" draw:placing="below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4cm" svg:height="9.54cm" svg:x="2cm" svg:y="2cm">
            <text:p text:style-name="P1"/>
            <text:p text:style-name="P1"/>
            <text:p text:style-name="P1"/>
            <text:p text:style-name="P1">Main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0.24cm" svg:height="0.7cm" svg:x="2cm" svg:y="10.84cm">
            <text:p text:style-name="P1">Info area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measurelines" svg:width="0.45cm" svg:height="0.5cm" svg:x="12.015cm" svg:y="11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measurelines" svg:width="0.45cm" svg:height="0.5cm" svg:x="1.775cm" svg:y="11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measurelines" svg:width="0.5cm" svg:height="0.5cm" svg:x="11.99cm" svg:y="10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measurelines" svg:width="0.5cm" svg:height="0.5cm" svg:x="11.99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measurelines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measurelines" svg:width="0.5cm" svg:height="0.5cm" svg:x="1.75cm" svg:y="10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4" draw:text-style-name="P1" draw:layer="measurelines" svg:x1="2cm" svg:y1="11.251cm" svg:x2="12.24cm" svg:y2="11.251cm">
            <text:p text:style-name="P1">HFW</text:p>
          </draw:measure>
          <draw:measure draw:style-name="gr5" draw:text-style-name="P1" draw:layer="measurelines" svg:x1="12.28cm" svg:y1="2cm" svg:x2="12.28cm" svg:y2="11.54cm">
            <text:p text:style-name="P1">Total VFW</text:p>
          </draw:measure>
          <draw:measure draw:style-name="gr6" draw:text-style-name="P1" draw:layer="measurelines" svg:x1="12.24cm" svg:y1="2cm" svg:x2="12.24cm" svg:y2="10.84cm">
            <text:p text:style-name="P1"><text:s/>Accessible VFW</text:p>
          </draw:measure>
          <draw:line draw:style-name="gr7" draw:text-style-name="P4" draw:layer="measurelines" svg:x1="1cm" svg:y1="11.54cm" svg:x2="12.24cm" svg:y2="11.54cm">
            <text:p text:style-name="P1"/>
          </draw:line>
          <draw:line draw:style-name="gr8" draw:text-style-name="P4" draw:layer="measurelines" svg:x1="2cm" svg:y1="11.84cm" svg:x2="2cm" svg:y2="2cm">
            <text:p text:style-name="P1"/>
          </draw:line>
          <draw:custom-shape draw:style-name="gr3" draw:text-style-name="P3" draw:layer="measurelines" svg:width="0.5cm" svg:height="0.5cm" svg:x="6.87cm" svg:y="6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measurelines" svg:width="0.82cm" svg:height="0.962cm" svg:x="1.3cm" svg:y="2.2cm">
            <draw:text-box>
              <text:p>y</text:p>
            </draw:text-box>
          </draw:frame>
          <draw:frame draw:style-name="gr9" draw:text-style-name="P5" draw:layer="measurelines" svg:width="0.82cm" svg:height="0.962cm" svg:x="11.28cm" svg:y="11.438cm">
            <draw:text-box>
              <text:p>x</text:p>
            </draw:text-box>
          </draw:frame>
          <draw:frame draw:style-name="gr9" draw:text-style-name="P5" draw:layer="measurelines" svg:width="0.997cm" svg:height="0.962cm" svg:x="1cm" svg:y="11.538cm">
            <draw:text-box>
              <text:p>O</text:p>
            </draw:text-box>
          </draw:frame>
          <draw:frame draw:style-name="gr9" draw:text-style-name="P5" draw:layer="measurelines" svg:width="0.959cm" svg:height="0.962cm" svg:x="7.2cm" svg:y="5.6cm">
            <draw:text-box>
              <text:p>C</text:p>
            </draw:text-box>
          </draw:frame>
          <draw:frame draw:style-name="gr9" draw:text-style-name="P5" draw:layer="measurelines" svg:width="1.111cm" svg:height="1.114cm" svg:x="2.289cm" svg:y="2.2cm">
            <draw:text-box>
              <text:p>P<text:span text:style-name="T1">y</text:span></text:p>
            </draw:text-box>
          </draw:frame>
          <draw:frame draw:style-name="gr9" draw:text-style-name="P5" draw:layer="measurelines" svg:width="1.298cm" svg:height="1.114cm" svg:x="10.902cm" svg:y="2.286cm">
            <draw:text-box>
              <text:p>P<text:span text:style-name="T1">xy</text:span></text:p>
            </draw:text-box>
          </draw:frame>
          <draw:frame draw:style-name="gr9" draw:text-style-name="P5" draw:layer="measurelines" svg:width="1.111cm" svg:height="1.114cm" svg:x="12.2cm" svg:y="11.586cm">
            <draw:text-box>
              <text:p>P<text:span text:style-name="T1">x</text:span></text:p>
            </draw:text-box>
          </draw:frame>
          <draw:measure draw:style-name="gr10" draw:text-style-name="P1" draw:layer="measurelines" svg:x1="12.14cm" svg:y1="11.54cm" svg:x2="12.14cm" svg:y2="10.84cm">
            <text:p text:style-name="P1">Info height</text:p>
          </draw:measure>
          <draw:frame draw:style-name="gr9" draw:text-style-name="P5" draw:layer="measurelines" svg:width="0.925cm" svg:height="0.962cm" svg:x="1.2cm" svg:y="9.8cm">
            <draw:text-box>
              <text:p>A</text:p>
            </draw:text-box>
          </draw:frame>
          <draw:frame draw:style-name="gr9" draw:text-style-name="P5" draw:layer="measurelines" svg:width="0.925cm" svg:height="0.962cm" svg:x="12.175cm" svg:y="9.9cm">
            <draw:text-box>
              <text:p>B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 draw:placing="abov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verne</meta:initial-creator>
    <meta:creation-date>2018-03-11T14:47:19.382647705</meta:creation-date>
    <dc:date>2018-03-11T16:49:37.436200857</dc:date>
    <dc:creator>Mike Taverne</dc:creator>
    <meta:editing-duration>PT1H41M4S</meta:editing-duration>
    <meta:editing-cycles>27</meta:editing-cycles>
    <meta:generator>LibreOffice/5.4.5.1$Linux_X86_64 LibreOffice_project/40m0$Build-1</meta:generator>
    <meta:document-statistic meta:object-count="25"/>
  </office:meta>
</office:document-meta>
</file>